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1" style:list-style-name="WWNum1"/>
    <style:style style:name="T1" style:family="text">
      <style:text-properties fo:font-size="18pt" fo:font-weight="bold" style:font-size-asian="18pt" style:font-weight-asian="bold"/>
    </style:style>
    <style:style style:name="T2" style:family="text">
      <style:text-properties fo:font-size="18pt" fo:font-weight="bold" officeooo:rsid="000a308e" style:font-size-asian="18pt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officeooo:rsid="000a308e" style:font-style-asian="italic"/>
    </style:style>
    <style:style style:name="T5" style:family="text">
      <style:text-properties officeooo:rsid="000a308e"/>
    </style:style>
    <style:style style:name="T6" style:family="text">
      <style:text-properties officeooo:rsid="000ba6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C Quant</text:span><text:span text:style-name="T2">i</text:span><text:span text:style-name="T1"> - Call Transcript Summary and Action Points</text:span></text:p>
      <text:p text:style-name="P1"><text:span text:style-name="T3">Speakers: Jono (</text:span><text:span text:style-name="T4">AllDoneSites</text:span><text:span text:style-name="T3"> / Reach Right Marketing) and Phil Coleman (PC </text:span><text:span text:style-name="T4">Q</text:span><text:span text:style-name="T3">uanti)</text:span></text:p>
      <text:p text:style-name="Standard"/>
      <text:h text:style-name="Heading_20_1" text:outline-level="1">1. Call transcript - separated speakers</text:h>
      <text:h text:style-name="Heading_20_2" text:outline-level="2">1.1 Phil Coleman (PC <text:span text:style-name="T5">Q</text:span>uanti)</text:h>
      <text:list text:style-name="WWNum1">
        <text:list-item>
          <text:p text:style-name="P2">Explained he was referred by the owners of Lulers (his wife is friends with them) and they recommended Jono.</text:p>
        </text:list-item>
        <text:list-item>
          <text:p text:style-name="P2">Introduced his business: small construction consultancy focused on engineering resourcing.</text:p>
        </text:list-item>
        <text:list-item>
          <text:p text:style-name="P2">Services include project management, quantity surveying, and related professional services.</text:p>
        </text:list-item>
        <text:list-item>
          <text:p text:style-name="P2">Mainly operates in the nuclear sector, but wants to expand into other opportunities due to nuclear work becoming quieter.</text:p>
        </text:list-item>
        <text:list-item>
          <text:p text:style-name="P2">Stated they are approaching the end of a programme of work and need contingency plans and new work.</text:p>
        </text:list-item>
        <text:list-item>
          <text:p text:style-name="P2">Confirmed they currently have no website and historically stayed low profile.</text:p>
        </text:list-item>
        <text:list-item>
          <text:p text:style-name="P2">Wants to start with a website, then link it to LinkedIn/Instagram and potentially other platforms.</text:p>
        </text:list-item>
        <text:list-item>
          <text:p text:style-name="P2">Wants the company to look credible online and effectively 'exist' when people search for them.</text:p>
        </text:list-item>
        <text:list-item>
          <text:p text:style-name="P2">Wants to change the logo (current one is generic). Open to new colours and designs.</text:p>
        </text:list-item>
        <text:list-item>
          <text:p text:style-name="P2">Target market is B2B: companies and individuals within companies. Priority is entering the UK market.</text:p>
        </text:list-item>
        <text:list-item>
          <text:p text:style-name="P2">Explained operating model: one-man band with associates (no direct employees). They source specialists as needed (PMs, planners, QS, legal).</text:p>
        </text:list-item>
        <text:list-item>
          <text:p text:style-name="P2">Described role as coordinating and augmenting client teams and managing people on-site for projects.</text:p>
        </text:list-item>
        <text:list-item>
          <text:p text:style-name="P2">Confirmed the website should mainly be a contact platform, but likes user-friendly 'request services' style enquiry flows.</text:p>
        </text:list-item>
        <text:list-item>
          <text:p text:style-name="P2">Shared domain: pcquanti.co.za. Email currently hosted with Afrihost and he is frustrated with the platform.</text:p>
        </text:list-item>
        <text:list-item>
          <text:p text:style-name="P2">Wants to use Outlook while still sending as @pcquanti.co.za.</text:p>
        </text:list-item>
        <text:list-item>
          <text:p text:style-name="P2">Requested Jono to email pricing details, how the process works, and what information is needed to begin.</text:p>
        </text:list-item>
      </text:list>
      <text:h text:style-name="Heading_20_2" text:outline-level="2">1.2 Jono (<text:span text:style-name="T6">AllDoneSites</text:span> / Reach Right Marketing)</text:h>
      <text:list text:continue-numbering="true" text:style-name="WWNum1">
        <text:list-item>
          <text:p text:style-name="P2">Confirmed he does the Lulers website and acknowledged the referral.</text:p>
        </text:list-item>
        <text:list-item>
          <text:p text:style-name="P2">Explained Phil can share websites he likes for style and layout reference, and Jono can tailor and improve that style for PC quanti.</text:p>
        </text:list-item>
        <text:list-item>
          <text:p text:style-name="P2"><text:soft-page-break/>Outlined information needed: what the company does, team structure, whether to show past projects, and preferred writing tone (first vs third person).</text:p>
        </text:list-item>
        <text:list-item>
          <text:p text:style-name="P2">Offered to handle copywriting and to propose an appropriate colour scheme for the industry if Phil has no preference.</text:p>
        </text:list-item>
        <text:list-item>
          <text:p text:style-name="P2">Suggested creating a few logo and colour palette options for Phil to choose from.</text:p>
        </text:list-item>
        <text:list-item>
          <text:p text:style-name="P2">Explained pricing model: one monthly fee (no large upfront payment) to keep it simple and ongoing.</text:p>
        </text:list-item>
        <text:list-item>
          <text:p text:style-name="P2">Described social media option via Reach Right Marketing: Phil supplies photos and short blurbs; Jono formats per platform, schedules posts, handles engagement activity, and reports monthly.</text:p>
        </text:list-item>
        <text:list-item>
          <text:p text:style-name="P2">Recommended starting with the website first as the central hub for credibility and conversions.</text:p>
        </text:list-item>
        <text:list-item>
          <text:p text:style-name="P2">Asked discovery question: whether the business is B2B or B2C (Phil confirmed B2B).</text:p>
        </text:list-item>
        <text:list-item>
          <text:p text:style-name="P2">Proposed an enquiry form with a dropdown/checklist of services that sends to Phil's branded email address.</text:p>
        </text:list-item>
        <text:list-item>
          <text:p text:style-name="P2">Proposed hosting and email setup: migrate/bring over from Afrihost (if needed), host the website, set up professional email, and connect it to the client's preferred mail app (Outlook, Gmail, Apple Mail).</text:p>
        </text:list-item>
      </text:list>
      <text:h text:style-name="Heading_20_1" text:outline-level="1">2. Comprehensive summary (searchable)</text:h>
      <text:h text:style-name="Heading_20_2" text:outline-level="2">2.1 Primary goal</text:h>
      <text:p text:style-name="Standard">Build PC <text:span text:style-name="T5">Q</text:span>uanti's first website to establish online credibility, then potentially expand into social media presence to support lead generation and visibility.</text:p>
      <text:h text:style-name="Heading_20_2" text:outline-level="2">2.2 Business positioning</text:h>
      <text:list text:continue-numbering="true" text:style-name="WWNum1">
        <text:list-item>
          <text:p text:style-name="P2">PC quanti provides project delivery resourcing and coordination for industrial projects (mainly nuclear).</text:p>
        </text:list-item>
        <text:list-item>
          <text:p text:style-name="P2">Operates as a lean core plus associates model, sourcing specialists on demand.</text:p>
        </text:list-item>
        <text:list-item>
          <text:p text:style-name="P2">Value proposition: augment client teams, source scarce skills, and manage delivery on the ground.</text:p>
        </text:list-item>
      </text:list>
      <text:h text:style-name="Heading_20_2" text:outline-level="2">2.3 Target market</text:h>
      <text:list text:continue-numbering="true" text:style-name="WWNum1">
        <text:list-item>
          <text:p text:style-name="P2">B2B: companies and individuals within those companies.</text:p>
        </text:list-item>
        <text:list-item>
          <text:p text:style-name="P2">Priority growth region: United Kingdom (nuclear work opportunities).</text:p>
        </text:list-item>
      </text:list>
      <text:h text:style-name="Heading_20_2" text:outline-level="2">2.4 Key needs identified</text:h>
      <text:list text:continue-numbering="true" text:style-name="WWNum1">
        <text:list-item>
          <text:p text:style-name="P2">Website: professional presence so prospects can verify the business exists and understand services.</text:p>
        </text:list-item>
        <text:list-item>
          <text:p text:style-name="P2">Branding: new bespoke logo and updated colour palette.</text:p>
        </text:list-item>
        <text:list-item>
          <text:p text:style-name="P2"><text:soft-page-break/>Email: improved email experience and professional mailboxes usable in Outlook (e.g., <text:span text:style-name="T5">info</text:span>@pcquanti.co.za).</text:p>
        </text:list-item>
      </text:list>
      <text:h text:style-name="Heading_20_2" text:outline-level="2">2.5 Proposed website feature ideas</text:h>
      <text:list text:continue-numbering="true" text:style-name="WWNum1">
        <text:list-item>
          <text:p text:style-name="P2">Simple, professional site with clear services, credibility, and strong contact call-to-actions.</text:p>
        </text:list-item>
        <text:list-item>
          <text:p text:style-name="P2">Enquiry form with dropdown or checklist of required services, sending enquiries to Phil's email.</text:p>
        </text:list-item>
      </text:list>
      <text:h text:style-name="Heading_20_2" text:outline-level="2">2.6 Proposed delivery model (from Jono)</text:h>
      <text:list text:continue-numbering="true" text:style-name="WWNum1">
        <text:list-item>
          <text:p text:style-name="P2">Monthly subscription covering build, hosting, and maintenance.</text:p>
        </text:list-item>
        <text:list-item>
          <text:p text:style-name="P2">Option to add social media management later (LinkedIn likely priority for B2B).</text:p>
        </text:list-item>
      </text:list>
      <text:h text:style-name="Heading_20_1" text:outline-level="1">3. Action points (clear ownership)</text:h>
      <text:h text:style-name="Heading_20_2" text:outline-level="2">3.1 Phil Coleman / PC quanti - to do</text:h>
      <text:list text:continue-numbering="true" text:style-name="WWNum1">
        <text:list-item>
          <text:p text:style-name="P2">Send Jono his email address to start the email thread.</text:p>
        </text:list-item>
        <text:list-item>
          <text:p text:style-name="P2">Send or prepare company information for website content (services list, operating model, differentiators, credentials, and target industries).</text:p>
        </text:list-item>
        <text:list-item>
          <text:p text:style-name="P2">Decide whether to include projects/case studies and provide details if yes.</text:p>
        </text:list-item>
        <text:list-item>
          <text:p text:style-name="P2">Send examples of websites he likes for style and layout reference.</text:p>
        </text:list-item>
        <text:list-item>
          <text:p text:style-name="P2">Confirm preferences: writing tone (first vs third person) and any colour likes/dislikes (or allow Jono to choose).</text:p>
        </text:list-item>
        <text:list-item>
          <text:p text:style-name="P2">Provide domain and Afrihost access details needed for website hosting and email setup (as required).</text:p>
        </text:list-item>
      </text:list>
      <text:h text:style-name="Heading_20_2" text:outline-level="2">3.2 Jono - to do</text:h>
      <text:list text:continue-numbering="true" text:style-name="WWNum1">
        <text:list-item>
          <text:p text:style-name="P2">Email Phil with pricing, how the process works, and a checklist of information needed to begin.</text:p>
        </text:list-item>
        <text:list-item>
          <text:p text:style-name="P2">Prepare logo direction options: a few logo concepts plus matching colour palettes for Phil to choose from.</text:p>
        </text:list-item>
        <text:list-item>
          <text:p text:style-name="P2">Propose an initial website structure (for example: Home, About, Services, Sectors, Contact) including an enquiry form with dropdown/checklist.</text:p>
        </text:list-item>
        <text:list-item>
          <text:p text:style-name="P2">Outline the hosting and email migration plan (from Afrihost if needed) and ensure email works in Outlook while sending as @pcquanti.co.za.</text:p>
        </text:list-item>
        <text:list-item>
          <text:p text:style-name="P2">After the website is agreed, discuss optional social media management (platforms, cadence, and content requirements).</text:p>
        </text:list-item>
      </text:list>
      <text:h text:style-name="Heading_20_1" text:outline-level="1">4. Key details / entities (quick search)</text:h>
      <text:list text:continue-numbering="true" text:style-name="WWNum1">
        <text:list-item>
          <text:p text:style-name="P2">Client name: Phil Coleman (also referred to as Cole).</text:p>
        </text:list-item>
        <text:list-item>
          <text:p text:style-name="P2">Company: PC <text:span text:style-name="T5">Q</text:span>uanti.</text:p>
        </text:list-item>
        <text:list-item>
          <text:p text:style-name="P2"><text:soft-page-break/>Domain: pcquanti.co.za.</text:p>
        </text:list-item>
        <text:list-item>
          <text:p text:style-name="P2">Industry: nuclear (expanding beyond), industrial projects.</text:p>
        </text:list-item>
        <text:list-item>
          <text:p text:style-name="P2">Services mentioned: project management, quantity surveying, planning, legal services, engineering resources, resourcing/augmentation.</text:p>
        </text:list-item>
        <text:list-item>
          <text:p text:style-name="P2">Market focus: United Kingdom.</text:p>
        </text:list-item>
        <text:list-item>
          <text:p text:style-name="P2">Current email host: Afrihost.</text:p>
        </text:list-item>
        <text:list-item>
          <text:p text:style-name="P2">Preferred email client: Outlook.</text:p>
        </text:list-item>
        <text:list-item>
          <text:p text:style-name="P2">Referral source: Luler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3</meta:editing-cycles>
    <meta:creation-date>2013-12-23T23:15:00</meta:creation-date>
    <dc:date>2026-02-13T13:46:14.108251600</dc:date>
    <meta:editing-duration>PT2M14S</meta:editing-duration>
    <meta:generator>LibreOffice/25.8.3.2$Windows_X86_64 LibreOffice_project/8ca8d55c161d602844f5428fa4b58097424e324e</meta:generator>
    <meta:document-statistic meta:table-count="0" meta:image-count="0" meta:object-count="0" meta:page-count="4" meta:paragraph-count="76" meta:word-count="962" meta:character-count="6241" meta:non-whitespace-character-count="5414"/>
    <meta:user-defined meta:name="AppVersion">14.0000</meta:user-defined>
    <meta:template xlink:type="simple" xlink:actuate="onRequest" xlink:title="Normal.dotm" xlink:href=""/>
  </office:meta>
</office:document-meta>
</file>